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cm" svg:height="8.2cm" svg:x="2.5cm" svg:y="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6cm" svg:height="0.9cm" svg:x="3.6cm" svg:y="5.2cm">
          <text:p text:style-name="P1">ほげ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2cm" svg:height="0.8cm" svg:x="5cm" svg:y="7.3cm">
          <text:p text:style-name="P1">遷移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6.7cm" svg:height="8.2cm" svg:x="11.7cm" svg:y="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7cm" svg:height="1.7cm" svg:x="11.7cm" svg:y="3.5cm">
          <text:p text:style-name="P1">ほげアイテム１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7cm" svg:height="1.7cm" svg:x="11.699cm" svg:y="5.199cm">
          <text:p text:style-name="P1">ほげアイテム２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7cm" svg:height="1.7cm" svg:x="11.698cm" svg:y="6.898cm">
          <text:p text:style-name="P1">ほげアイテム３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7cm" svg:height="1.7cm" svg:x="11.697cm" svg:y="8.597cm">
          <text:p text:style-name="P1">ほげアイテム４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.8cm" svg:height="3.1cm" svg:x="4.1cm" svg:y="9.9cm">
          <text:p text:style-name="P1">「アイテム１」が</text:p>
          <text:p text:style-name="P1">選択されたよん。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1T10:20:33</meta:creation-date>
    <dc:date>2012-04-21T10:42:44</dc:date>
    <meta:editing-duration>PT7M</meta:editing-duration>
    <meta:editing-cycles>1</meta:editing-cycles>
    <meta:document-statistic meta:object-count="9"/>
    <meta:generator>LibreOffice/3.5$MacOSX_x86 LibreOffice_project/dc9775d-05ecbee-0851ad3-1586698-727bf66</meta:generator>
  </office:meta>
</office:document-meta>
</file>